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1304773220984075060" text:style-name="L1">
        <text:list-item>
          <text:p text:style-name="P5">Applikationen ska kunna ta emot tre flyttal av typen <text:span text:style-name="T1">double</text:span>. </text:p>
        </text:list-item>
        <text:list-item>
          <text:p text:style-name="P5">Alla talen måste vara större än noll, då ingen sida på en triangel kan vara 0 eller ett negativt tal.</text:p>
        </text:list-item>
        <text:list-item>
          <text:p text:style-name="P5">Inga standardvärden finns och därför måste tre flyttal tas emot, varken mer eller mindre.</text:p>
        </text:list-item>
        <text:list-item>
          <text:p text:style-name="P5">Om något annat än siffror skickas med så ska ett undantag kast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text:p>
          </table:table-cell>
        </table:table-row>
      </table:table>
      <text:p text:style-name="Text_20_body"><text:soft-page-break/></text:p>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
      <text:p text:style-name="Text_20_body"/>
      <text:p text:style-name="Text_20_body"/>
      <text:h text:style-name="Heading_20_2" text:outline-level="2"/>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ext:soft-page-break/>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
      <text:p text:style-name="Text_20_body"/>
      <text:p text:style-name="Text_20_body"/>
      <text:h text:style-name="Heading_20_2" text:outline-level="2">Resultat av testen</text:h>
      <text:p text:style-name="Text_20_body">Applikationen verkar endast kolla på heltalet när den tar emot sidorna på triangeln. Den ignorerar alltså decimalerna vilket gör att till exempel 1,1 och 1,2 tolkas som jämlika och användaren kan då få ett felaktigt resultat. </text:p>
      <text:p text:style-name="Text_20_body">Enda gången applikationen kastar ett undantag är när användaren skriver nåt som inte kan tolkas som ett nummer. Den godtar alltså att en triangel har en sida som är negativ eller 0. Det går också bra att inte skriva något all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4T21:38:36.47</dc:date>
    <dc:creator>Henrik Gabrielsson</dc:creator>
    <meta:editing-duration>PT4H29M52S</meta:editing-duration>
    <meta:editing-cycles>137</meta:editing-cycles>
    <meta:generator>OpenOffice/4.0.1$Win32 OpenOffice.org_project/401m5$Build-9714</meta:generator>
    <meta:document-statistic meta:table-count="4" meta:image-count="0" meta:object-count="0" meta:page-count="3" meta:paragraph-count="191" meta:word-count="618" meta:character-count="3100"/>
  </office:meta>
</office:document-meta>
</file>